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e35a" officeooo:paragraph-rsid="0008e3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our BD project, we are planning on building the database for the logistics of a paper bag company. With each order, there are many types of bags that are associated, and to each type, a certain quantity. Each bag type has it’s own characteristics, and to it are associated the machines that are capable of producing it. There are a number of employees at the company, and they are each certified to operate a number of machines. Each bag type has different dimensions and different kinds of paper. The kinds of paper can come from a variety of suppliers. Depending on the country the order comes from, it can be transported by different companies and transport methods. The price of the bags varies with the quantity, so they are not fixed. Depending on the bag type, it can be produced in different factories that belong to the same compan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1:23:56.252603117</meta:creation-date>
    <dc:date>2023-09-29T11:31:08.239567834</dc:date>
    <meta:editing-duration>PT7M12S</meta:editing-duration>
    <meta:editing-cycles>1</meta:editing-cycles>
    <meta:generator>LibreOffice/7.3.7.2$Linux_X86_64 LibreOffice_project/30$Build-2</meta:generator>
    <meta:document-statistic meta:table-count="0" meta:image-count="0" meta:object-count="0" meta:page-count="1" meta:paragraph-count="1" meta:word-count="150" meta:character-count="846" meta:non-whitespace-character-count="697"/>
  </office:meta>
</office:document-meta>
</file>